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69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 style:list-style-name="L1">
      <style:text-properties style:font-name="Arial" fo:font-size="16pt" style:font-size-asian="16pt" style:font-size-complex="16pt"/>
    </style:style>
    <style:style style:name="P4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6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8842872" text:id="ct2988428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8845160" text:id="ct2988451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8832576" text:id="ct2988325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8838400" text:id="ct2988384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9401671480100087" text:style-name="L1">
        <text:list-item>
          <text:p text:style-name="P40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0"/>
        </text:list-item>
      </text:list>
      <text:p text:style-name="Standard"/>
      <text:p text:style-name="P15"/>
      <text:p text:style-name="P2"><text:change text:change-id="ct298842872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3"><text:change text:change-id="ct29884516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98832576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9_08380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</text:p>
            <text:p text:style-name="P27"><text:soft-page-break/></text:p>
            <text:p text:style-name="P27">כֹּל אַנְשֵׁי בְרִיתֶךָ--הִשִּׁיאוּךָ יָכְלוּ לְךָ,</text:p>
            <text:p text:style-name="P27"/>
            <text:p text:style-name="P27"><text:s/>אַנְשֵׁי שְׁלֹמֶךָ; לַחְמְךָ,</text:p>
            <text:p text:style-name="P27"/>
            <text:p text:style-name="P27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<text:soft-page-break/>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34">/] 20200409_08560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9</text:p>
            <text:p text:style-name="P27">וְחַתּוּ גִבּוֹרֶיךָ, </text:p>
            <text:p text:style-name="P27"/>
            <text:p text:style-name="P27">תֵּימָן, לְמַעַן יִכָּרֶת-אִישׁ</text:p>
            <text:p text:style-name="P27"/>
            <text:p text:style-name="P27"><text:soft-page-break/><text:s/>מֵהַר עֵשָׂו, מִקָּטֶל.</text:p>
          </table:table-cell>
          <table:table-cell table:style-name="表29.B2" office:value-type="string">
            <text:p text:style-name="P28"/>
            <text:p text:style-name="P28"/>
            <text:p text:style-name="P28">and they are dismayed / masterful men + thy</text:p>
            <text:p text:style-name="P28"/>
            <text:p text:style-name="P28"/>
            <text:p text:style-name="P28">Teman / so that / he shall be cut off – man</text:p>
            <text:p text:style-name="P28"/>
            <text:p text:style-name="P28"><text:soft-page-break/></text:p>
            <text:p text:style-name="P28">from mountain / Esan / from death</text:p>
          </table:table-cell>
        </table:table-row>
        <table:table-row>
          <table:table-cell table:style-name="表29.A2" office:value-type="string">
            <text:p text:style-name="P27">1:10</text:p>
            <text:p text:style-name="P27">מֵחֲמַס אָחִיךָ יַעֲקֹב, תְּכַסְּךָ בוּשָׁה; </text:p>
            <text:p text:style-name="P27">וְנִכְרַתָּ, לְעוֹלָם.</text:p>
          </table:table-cell>
          <table:table-cell table:style-name="表29.B2" office:value-type="string">
            <text:p text:style-name="P28"/>
            <text:p text:style-name="P28"/>
            <text:p text:style-name="P28">from violence / brother + thy / jacob</text:p>
            <text:p text:style-name="P28">she shall cover + thee / shame</text:p>
            <text:p text:style-name="P28"/>
            <text:p text:style-name="P28">and you are cut off / for eon</text:p>
          </table:table-cell>
        </table:table-row>
        <table:table-row>
          <table:table-cell table:style-name="表29.A2" office:value-type="string">
            <text:p text:style-name="P27">1:11</text:p>
            <text:p text:style-name="P27"><text:s/>בְּיוֹם עֲמָדְךָ מִנֶּגֶד, בְּיוֹם שְׁבוֹת זָרִים חֵילוֹ; וְנָכְרִים בָּאוּ שְׁעָרָו, וְעַל-יְרוּשָׁלִַם יַדּוּ </text:p>
            <text:p text:style-name="P27"/>
            <text:p text:style-name="P27">גוֹרָל--גַּם-אַתָּה, כְּאַחַד מֵהֶם.</text:p>
          </table:table-cell>
          <table:table-cell table:style-name="表29.B2" office:value-type="string">
            <text:p text:style-name="P28"/>
            <text:p text:style-name="P28"/>
            <text:p text:style-name="P28">in day / to stand + thee / from aloof</text:p>
            <text:p text:style-name="P28">in day / to capture / aliens / estate + his</text:p>
            <text:p text:style-name="P28">and foreign ones / to enter / gate + his</text:p>
            <text:p text:style-name="P28">and above – jerusalem / to handle</text:p>
            <text:p text:style-name="P28"/>
            <text:p text:style-name="P28">lot – also – thou / as one</text:p>
            <text:p text:style-name="P28"/>
            <text:p text:style-name="P28">from them</text:p>
          </table:table-cell>
        </table:table-row>
        <table:table-row>
          <table:table-cell table:style-name="表29.A2" office:value-type="string">
            <text:p text:style-name="P34">/] 20200411_101119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2</text:p>
            <text:p text:style-name="P27">וְאַל-תֵּרֶא בְיוֹם-אָחִיךָ, בְּיוֹם נָכְרוֹ, וְאַל-תִּשְׂמַח לִבְנֵי-יְהוּדָה, בְּיוֹם אָבְדָם; וְאַל-תַּגְדֵּל פִּיךָ, <text:soft-page-break/>בְּיוֹם צָרָה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3</text:p>
            <text:p text:style-name="P27">אַל-תָּבוֹא בְשַׁעַר-עַמִּי בְּיוֹם אֵידָם, אַל-תֵּרֶא גַם-אַתָּה בְּרָעָתוֹ בְּיוֹם אֵידוֹ; וְאַל-תִּשְׁלַחְנָה בְחֵילוֹ, בְּיוֹם אֵידוֹ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4</text:p>
            <text:p text:style-name="P27">וְאַל-תַּעֲמֹד, עַל-הַפֶּרֶק, 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5</text:p>
            <text:p text:style-name="P27">כִּי-קָרוֹב יוֹם-יְהוָה, עַל-כָּל-הַגּוֹיִם: <text:s/>כַּאֲשֶׁר עָשִׂיתָ יֵעָשֶׂה לָּךְ, גְּמֻלְךָ יָשׁוּב בְּרֹאשֶׁךָ.</text:p>
          </table:table-cell>
          <table:table-cell table:style-name="表29.B2" office:value-type="string">
            <text:p text:style-name="P28"/>
          </table:table-cell>
        </table:table-row>
        <table:table-row table:style-name="表29.69"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98838400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6539737648516759649" text:style-name="L2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1T10:12:24.17</dc:date>
    <dc:creator>iwabuchi ken</dc:creator>
    <meta:editing-duration>P4DT18H11M27S</meta:editing-duration>
    <meta:editing-cycles>264</meta:editing-cycles>
    <meta:generator>OpenOffice/4.1.3$Win32 OpenOffice.org_project/413m1$Build-9783</meta:generator>
    <meta:document-statistic meta:table-count="35" meta:image-count="0" meta:object-count="0" meta:page-count="51" meta:paragraph-count="1247" meta:word-count="5918" meta:character-count="30965"/>
  </office:meta>
</office:document-meta>
</file>